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5fa3" officeooo:paragraph-rsid="00135fa3"/>
    </style:style>
    <style:style style:name="P2" style:family="paragraph" style:parent-style-name="Standard">
      <style:text-properties officeooo:rsid="0013f407" officeooo:paragraph-rsid="0013f407"/>
    </style:style>
    <style:style style:name="P3" style:family="paragraph" style:parent-style-name="Standard">
      <style:text-properties officeooo:rsid="0014b673" officeooo:paragraph-rsid="0014b673"/>
    </style:style>
    <style:style style:name="P4" style:family="paragraph" style:parent-style-name="Standard">
      <style:text-properties officeooo:rsid="00156bcd" officeooo:paragraph-rsid="00156bcd"/>
    </style:style>
    <style:style style:name="P5" style:family="paragraph" style:parent-style-name="Standard">
      <style:text-properties officeooo:rsid="001709a8" officeooo:paragraph-rsid="001709a8"/>
    </style:style>
    <style:style style:name="P6" style:family="paragraph" style:parent-style-name="Standard">
      <style:text-properties officeooo:rsid="0017b91e" officeooo:paragraph-rsid="0017b91e"/>
    </style:style>
    <style:style style:name="P7" style:family="paragraph" style:parent-style-name="Standard">
      <style:text-properties officeooo:rsid="00191a0d" officeooo:paragraph-rsid="00191a0d"/>
    </style:style>
    <style:style style:name="P8" style:family="paragraph" style:parent-style-name="Standard">
      <style:text-properties officeooo:rsid="001b555a" officeooo:paragraph-rsid="001b555a"/>
    </style:style>
    <style:style style:name="P9" style:family="paragraph" style:parent-style-name="Standard">
      <style:text-properties officeooo:rsid="001d45c9" officeooo:paragraph-rsid="001d45c9"/>
    </style:style>
    <style:style style:name="P10" style:family="paragraph" style:parent-style-name="Standard">
      <style:text-properties officeooo:rsid="001e3fdd" officeooo:paragraph-rsid="001e3fdd"/>
    </style:style>
    <style:style style:name="P11" style:family="paragraph" style:parent-style-name="Preformatted_20_Text">
      <style:text-properties officeooo:rsid="0013f407" officeooo:paragraph-rsid="0013f407"/>
    </style:style>
    <style:style style:name="P12" style:family="paragraph" style:parent-style-name="Preformatted_20_Text">
      <style:text-properties officeooo:rsid="00156bcd" officeooo:paragraph-rsid="00156bcd"/>
    </style:style>
    <style:style style:name="P13" style:family="paragraph" style:parent-style-name="Preformatted_20_Text">
      <style:text-properties officeooo:rsid="001b555a" officeooo:paragraph-rsid="001b555a"/>
    </style:style>
    <style:style style:name="P14" style:family="paragraph" style:parent-style-name="Preformatted_20_Text">
      <style:text-properties officeooo:rsid="001d45c9" officeooo:paragraph-rsid="001d45c9"/>
    </style:style>
    <style:style style:name="P15" style:family="paragraph" style:parent-style-name="Preformatted_20_Text">
      <style:text-properties fo:font-size="12pt" fo:font-weight="normal" officeooo:rsid="001e3fdd" officeooo:paragraph-rsid="001e3fdd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  <style:text-properties officeooo:paragraph-rsid="001f044f"/>
    </style:style>
    <style:style style:name="P18" style:family="paragraph" style:parent-style-name="Preformatted_20_Text">
      <style:paragraph-properties fo:margin-top="0cm" fo:margin-bottom="0cm" style:contextual-spacing="false" fo:text-align="start" style:justify-single-word="false" fo:widows="1" fo:padding="0cm" fo:border="none"/>
    </style:style>
    <style:style style:name="P19" style:family="paragraph" style:parent-style-name="Heading_20_1">
      <style:text-properties fo:font-size="12pt" fo:font-weight="normal" officeooo:rsid="001e3fdd" officeooo:paragraph-rsid="001e3fdd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fo:font-size="12pt" fo:font-weight="normal" officeooo:rsid="001e3fdd" officeooo:paragraph-rsid="001e3fdd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fo:font-size="12pt" fo:font-weight="normal" officeooo:rsid="001fa88c" officeooo:paragraph-rsid="001fa88c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rsid="0020d780" officeooo:paragraph-rsid="0020d780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101094" style:font-name="Consolas" fo:font-size="9.75pt" fo:letter-spacing="normal" fo:font-style="normal" fo:font-weight="normal" fo:background-color="#eff0f1" loext:char-shading-value="0" fo:padding="0cm" fo:border="none"/>
    </style:style>
    <style:style style:name="T2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fo:padding="0cm" fo:border="none"/>
    </style:style>
    <style:style style:name="T3" style:family="text">
      <style:text-properties fo:font-variant="normal" fo:text-transform="none" fo:color="#303336" style:font-name="Consolas" fo:font-size="9.75pt" fo:letter-spacing="normal" fo:font-style="normal" fo:font-weight="normal" officeooo:rsid="001f044f" fo:background-color="#eff0f1" loext:char-shading-value="0" fo:padding="0cm" fo:border="none"/>
    </style:style>
    <style:style style:name="T4" style:family="text">
      <style:text-properties fo:font-variant="normal" fo:text-transform="none" fo:color="#303336" style:font-name="Consolas" fo:font-size="9.75pt" fo:letter-spacing="normal" fo:font-style="normal" fo:background-color="#eff0f1" loext:char-shading-value="0" fo:padding="0cm" fo:border="none"/>
    </style:style>
    <style:style style:name="T5" style:family="text">
      <style:text-properties fo:font-variant="normal" fo:text-transform="none" fo:color="#303336" fo:letter-spacing="normal" fo:background-color="#eff0f1" loext:char-shading-value="0" fo:padding="0cm" fo:border="none"/>
    </style:style>
    <style:style style:name="T6" style:family="text">
      <style:text-properties fo:font-variant="normal" fo:text-transform="none" fo:color="#2b91af" style:font-name="Consolas" fo:font-size="9.75pt" fo:letter-spacing="normal" fo:font-style="normal" fo:font-weight="normal" fo:background-color="#eff0f1" loext:char-shading-value="0" fo:padding="0cm" fo:border="none"/>
    </style:style>
    <style:style style:name="T7" style:family="text">
      <style:text-properties fo:font-variant="normal" fo:text-transform="none" fo:color="#2b91af" style:font-name="Consolas" fo:font-size="9.75pt" fo:letter-spacing="normal" fo:font-style="normal" fo:background-color="#eff0f1" loext:char-shading-value="0" fo:padding="0cm" fo:border="none"/>
    </style:style>
    <style:style style:name="T8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fo:padding="0cm" fo:border="none"/>
    </style:style>
    <style:style style:name="T9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cm" fo:border="none"/>
    </style:style>
    <style:style style:name="T10" style:family="text">
      <style:text-properties fo:font-variant="normal" fo:text-transform="none" fo:color="#242729" fo:letter-spacing="normal" fo:background-color="#eff0f1" loext:char-shading-value="0" fo:padding="0cm" fo:border="none"/>
    </style:style>
    <style:style style:name="T11" style:family="text">
      <style:text-properties officeooo:rsid="00156b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tion of resultset to json string/object</text:p>
      <text:p text:style-name="P1"/>
      <text:p text:style-name="P1"><text:a xlink:type="simple" xlink:href="http://stackoverflow.com/questions/6514876/most-efficient-conversion-of-resultset-to-json">http://stackoverflow.com/questions/6514876/most-efficient-conversion-of-resultset-to-json</text:a></text:p>
      <text:p text:style-name="P1"/>
      <text:p text:style-name="P2">ArrayList of hashMap</text:p>
      <text:p text:style-name="P2"/>
      <text:p text:style-name="P2"><text:a xlink:type="simple" xlink:href="http://stackoverflow.com/questions/7507121/efficient-way-to-handle-resultset-in-java">http://stackoverflow.com/questions/7507121/efficient-way-to-handle-resultset-in-java</text:a></text:p>
      <text:p text:style-name="P11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6">List</text:span></text:span><text:span text:style-name="Source_20_Text"><text:span text:style-name="T2"> resultSetToArrayList(</text:span></text:span><text:span text:style-name="Source_20_Text"><text:span text:style-name="T6">ResultSet</text:span></text:span><text:span text:style-name="Source_20_Text"><text:span text:style-name="T2"> rs) </text:span></text:span><text:span text:style-name="Source_20_Text"><text:span text:style-name="T1">throws</text:span></text:span><text:span text:style-name="Source_20_Text"><text:span text:style-name="T2"> </text:span></text:span><text:span text:style-name="Source_20_Text"><text:span text:style-name="T6">SQLException</text:span></text:span><text:span text:style-name="Source_20_Text"><text:span text:style-name="T2">{</text:span></text:span></text:p>
      <text:p text:style-name="P16"><text:span text:style-name="Source_20_Text"><text:span text:style-name="T5"><text:s text:c="2"/></text:span></text:span><text:span text:style-name="Source_20_Text"><text:span text:style-name="T6">ResultSetMetaData</text:span></text:span><text:span text:style-name="Source_20_Text"><text:span text:style-name="T2"> md = rs.getMetaData();</text:span></text:span></text:p>
      <text:p text:style-name="P16"><text:span text:style-name="Source_20_Text"><text:span text:style-name="T5"><text:s text:c="2"/></text:span></text:span><text:span text:style-name="Source_20_Text"><text:span text:style-name="T1">int</text:span></text:span><text:span text:style-name="Source_20_Text"><text:span text:style-name="T2"> columns = md.getColumnCount();</text:span></text:span></text:p>
      <text:p text:style-name="P16"><text:span text:style-name="Source_20_Text"><text:span text:style-name="T5"><text:s text:c="2"/></text:span></text:span><text:span text:style-name="Source_20_Text"><text:span text:style-name="T6">ArrayList</text:span></text:span><text:span text:style-name="Source_20_Text"><text:span text:style-name="T2"> list = </text:span></text:span><text:span text:style-name="Source_20_Text"><text:span text:style-name="T1">new</text:span></text:span><text:span text:style-name="Source_20_Text"><text:span text:style-name="T2"> </text:span></text:span><text:span text:style-name="Source_20_Text"><text:span text:style-name="T6">ArrayList</text:span></text:span><text:span text:style-name="Source_20_Text"><text:span text:style-name="T2">(</text:span></text:span><text:span text:style-name="Source_20_Text"><text:span text:style-name="T8">50</text:span></text:span><text:span text:style-name="Source_20_Text"><text:span text:style-name="T2">);</text:span></text:span></text:p>
      <text:p text:style-name="P16"><text:span text:style-name="Source_20_Text"><text:span text:style-name="T5"><text:s text:c="2"/></text:span></text:span><text:span text:style-name="Source_20_Text"><text:span text:style-name="T1">while</text:span></text:span><text:span text:style-name="Source_20_Text"><text:span text:style-name="T2"> (rs.next()){</text:span></text:span></text:p>
      <text:p text:style-name="P16"><text:span text:style-name="Source_20_Text"><text:span text:style-name="T5"><text:s text:c="5"/></text:span></text:span><text:span text:style-name="Source_20_Text"><text:span text:style-name="T6">HashMap</text:span></text:span><text:span text:style-name="Source_20_Text"><text:span text:style-name="T2"> row = </text:span></text:span><text:span text:style-name="Source_20_Text"><text:span text:style-name="T1">new</text:span></text:span><text:span text:style-name="Source_20_Text"><text:span text:style-name="T2"> </text:span></text:span><text:span text:style-name="Source_20_Text"><text:span text:style-name="T6">HashMap</text:span></text:span><text:span text:style-name="Source_20_Text"><text:span text:style-name="T2">(columns);</text:span></text:span></text:p>
      <text:p text:style-name="P16"><text:span text:style-name="Source_20_Text"><text:span text:style-name="T5"><text:s text:c="5"/></text:span></text:span><text:span text:style-name="Source_20_Text"><text:span text:style-name="T1">for</text:span></text:span><text:span text:style-name="Source_20_Text"><text:span text:style-name="T2">(</text:span></text:span><text:span text:style-name="Source_20_Text"><text:span text:style-name="T1">int</text:span></text:span><text:span text:style-name="Source_20_Text"><text:span text:style-name="T2"> i=</text:span></text:span><text:span text:style-name="Source_20_Text"><text:span text:style-name="T8">1</text:span></text:span><text:span text:style-name="Source_20_Text"><text:span text:style-name="T2">; i&lt;=columns; ++i){ <text:s text:c="10"/></text:span></text:span></text:p>
      <text:p text:style-name="P16"><text:span text:style-name="Source_20_Text"><text:span text:style-name="T5"><text:s text:c="6"/></text:span></text:span><text:span text:style-name="Source_20_Text"><text:span text:style-name="T2">row.put(md.getColumnName(i),rs.getObject(i));</text:span></text:span></text:p>
      <text:p text:style-name="P16"><text:span text:style-name="Source_20_Text"><text:span text:style-name="T5"><text:s text:c="5"/></text:span></text:span><text:span text:style-name="Source_20_Text"><text:span text:style-name="T2">}</text:span></text:span></text:p>
      <text:p text:style-name="P16"><text:span text:style-name="Source_20_Text"><text:span text:style-name="T5"><text:s text:c="6"/></text:span></text:span><text:span text:style-name="Source_20_Text"><text:span text:style-name="T2">list.add(row);</text:span></text:span></text:p>
      <text:p text:style-name="P16"><text:span text:style-name="Source_20_Text"><text:span text:style-name="T5"><text:s text:c="2"/></text:span></text:span><text:span text:style-name="Source_20_Text"><text:span text:style-name="T2">}</text:span></text:span></text:p>
      <text:p text:style-name="P18"/>
      <text:p text:style-name="P16"><text:span text:style-name="Source_20_Text"><text:span text:style-name="T5"><text:s/></text:span></text:span><text:span text:style-name="Source_20_Text"><text:span text:style-name="T1">return</text:span></text:span><text:span text:style-name="Source_20_Text"><text:span text:style-name="T2"> list;</text:span></text:span></text:p>
      <text:p text:style-name="P16"><text:span text:style-name="Source_20_Text"><text:span text:style-name="T2">}</text:span></text:span></text:p>
      <text:p text:style-name="P2"/>
      <text:p text:style-name="P3">thymeleaf <text:span text:style-name="T11">for give </text:span>url </text:p>
      <text:p text:style-name="P3"><text:a xlink:type="simple" xlink:href="http://stackoverflow.com/questions/29084927/using-model-attributes-in-a-thhref-link">http://stackoverflow.com/questions/29084927/using-model-attributes-in-a-thhref-link</text:a></text:p>
      <text:p text:style-name="P3"/>
      <text:p text:style-name="P4">Give mail subject in thymeleaf template</text:p>
      <text:p text:style-name="P4"/>
      <text:p text:style-name="P4"><text:a xlink:type="simple" xlink:href="http://stackoverflow.com/questions/20995687/thymeleaf-configure-mail-subject-in-template">http://stackoverflow.com/questions/20995687/thymeleaf-configure-mail-subject-in-template</text:a></text:p>
      <text:p text:style-name="P4"/>
      <text:p text:style-name="P12"><text:span text:style-name="Source_20_Text"><text:span text:style-name="T9">&lt;div th:fragment="subject"&gt;</text:span></text:span></text:p>
      <text:p text:style-name="P18"><text:span text:style-name="Source_20_Text"><text:span text:style-name="T10"><text:s text:c="4"/></text:span></text:span><text:span text:style-name="Source_20_Text"><text:span text:style-name="T9">Mail subject</text:span></text:span></text:p>
      <text:p text:style-name="P18"><text:span text:style-name="Source_20_Text"><text:span text:style-name="T9">&lt;/div&gt;</text:span></text:span></text:p>
      <text:p text:style-name="P18"><text:span text:style-name="Source_20_Text"><text:span text:style-name="T9">&lt;div th:fragment="body"&gt;</text:span></text:span></text:p>
      <text:p text:style-name="P18"><text:span text:style-name="Source_20_Text"><text:span text:style-name="T10"><text:s text:c="4"/></text:span></text:span><text:span text:style-name="Source_20_Text"><text:span text:style-name="T9">Mail body</text:span></text:span></text:p>
      <text:p text:style-name="P18"><text:span text:style-name="Source_20_Text"><text:span text:style-name="T9">&lt;/div&gt;</text:span></text:span></text:p>
      <text:p text:style-name="P4"/>
      <text:p text:style-name="P5">connect two database into one spring boot project</text:p>
      <text:p text:style-name="P5"/>
      <text:p text:style-name="P5"><text:a xlink:type="simple" xlink:href="http://stackoverflow.com/questions/30362546/how-to-use-2-or-more-databases-with-spring">http://stackoverflow.com/questions/30362546/how-to-use-2-or-more-databases-with-spring</text:a></text:p>
      <text:p text:style-name="P5"/>
      <text:p text:style-name="P5"><text:a xlink:type="simple" xlink:href="http://www.baeldung.com/spring-data-jpa-multiple-databases">http://www.baeldung.com/spring-data-jpa-multiple-databases</text:a></text:p>
      <text:p text:style-name="P5"/>
      <text:p text:style-name="P5">project in git :<text:a xlink:type="simple" xlink:href="https://github.com/eugenp/tutorials">https://github.com/eugenp/tutorials</text:a></text:p>
      <text:p text:style-name="P5"/>
      <text:p text:style-name="P6">Thymeleaf template image urls</text:p>
      <text:p text:style-name="P6"/>
      <text:p text:style-name="P6">header : <text:a xlink:type="simple" xlink:href="https://s16.postimg.org/xzmio4vh1/header.jpg">https://s16.postimg.org/xzmio4vh1/header.jpg</text:a></text:p>
      <text:p text:style-name="P6">fb: <text:a xlink:type="simple" xlink:href="https://s10.postimg.org/h6hxsehm1/facebook_logo_button.png">https://s10.postimg.org/h6hxsehm1/facebook_logo_button.png</text:a></text:p>
      <text:p text:style-name="P6">linkedIn : <text:a xlink:type="simple" xlink:href="https://s21.postimg.org/51z3z9h1j/linkedin_logo_button.png">https://s21.postimg.org/51z3z9h1j/linkedin_logo_button.png</text:a></text:p>
      <text:p text:style-name="P6">twitter : <text:a xlink:type="simple" xlink:href="https://s12.postimg.org/5u4893j25/twitter_logo_button.png">https://s12.postimg.org/5u4893j25/twitter_logo_button.png</text:a></text:p>
      <text:p text:style-name="P6"/>
      <text:p text:style-name="P7">get data from json object or iteratable object</text:p>
      <text:p text:style-name="P7"/>
      <text:p text:style-name="P7"><text:tab/><text:tab/><text:tab/>ObjectMapper mapper = new ObjectMapper(); </text:p>
      <text:p text:style-name="P7"><text:tab/><text:tab/><text:tab/>JsonNode node <text:s/>= mapper.readValue("", JsonNode.class); </text:p>
      <text:p text:style-name="P7"><text:soft-page-break/><text:tab/><text:tab/><text:tab/>Iterator&lt;String&gt; it = node.fieldNames(); </text:p>
      <text:p text:style-name="P7"><text:tab/><text:tab/><text:tab/>String from = node.get("from").toString(); </text:p>
      <text:p text:style-name="P7"><text:tab/><text:tab/><text:tab/>String fields = node.get("fields").toString(); </text:p>
      <text:p text:style-name="P7"><text:tab/><text:tab/><text:tab/>String condition = node.get("condition").toString(); </text:p>
      <text:p text:style-name="P7"><text:tab/><text:tab/><text:tab/>while(it.hasNext()) </text:p>
      <text:p text:style-name="P7"><text:tab/><text:tab/><text:tab/>{ </text:p>
      <text:p text:style-name="P7"><text:tab/><text:tab/><text:tab/> System.out.println(node.get(it.next())); </text:p>
      <text:p text:style-name="P7"><text:tab/><text:tab/><text:tab/> </text:p>
      <text:p text:style-name="P7"><text:tab/><text:tab/><text:tab/>}</text:p>
      <text:p text:style-name="P7"/>
      <text:p text:style-name="P8">Nested loops in thymeleaf template</text:p>
      <text:p text:style-name="P8"/>
      <text:p text:style-name="P8"><text:a xlink:type="simple" xlink:href="http://stackoverflow.com/questions/19956493/nested-double-loop-with-thymeleaf">http://stackoverflow.com/questions/19956493/nested-double-loop-with-thymeleaf</text:a></text:p>
      <text:p text:style-name="P8"/>
      <text:p text:style-name="P13"><text:span text:style-name="Source_20_Text"><text:span text:style-name="T9">&lt;table&gt;</text:span></text:span></text:p>
      <text:p text:style-name="P18"><text:span text:style-name="Source_20_Text"><text:span text:style-name="T10"><text:s text:c="4"/></text:span></text:span><text:span text:style-name="Source_20_Text"><text:span text:style-name="T9">&lt;span th:each="word : ${glossary.words}"&gt;</text:span></text:span></text:p>
      <text:p text:style-name="P18"><text:span text:style-name="Source_20_Text"><text:span text:style-name="T10"><text:s text:c="8"/></text:span></text:span><text:span text:style-name="Source_20_Text"><text:span text:style-name="T9">&lt;td&gt;</text:span></text:span></text:p>
      <text:p text:style-name="P18"><text:span text:style-name="Source_20_Text"><text:span text:style-name="T10"><text:s text:c="12"/></text:span></text:span><text:span text:style-name="Source_20_Text"><text:span text:style-name="T9">&lt;tr th:each="relatedWord: ${word.relatedWords}"&gt;</text:span></text:span></text:p>
      <text:p text:style-name="P18"><text:span text:style-name="Source_20_Text"><text:span text:style-name="T10"><text:s text:c="16"/></text:span></text:span><text:span text:style-name="Source_20_Text"><text:span text:style-name="T9">&lt;p th:text="${relatedWord.name}"&gt;&lt;/p&gt;</text:span></text:span></text:p>
      <text:p text:style-name="P18"><text:span text:style-name="Source_20_Text"><text:span text:style-name="T10"><text:s text:c="12"/></text:span></text:span><text:span text:style-name="Source_20_Text"><text:span text:style-name="T9">&lt;/tr&gt;</text:span></text:span></text:p>
      <text:p text:style-name="P18"><text:span text:style-name="Source_20_Text"><text:span text:style-name="T10"><text:s text:c="8"/></text:span></text:span><text:span text:style-name="Source_20_Text"><text:span text:style-name="T9">&lt;td&gt;</text:span></text:span></text:p>
      <text:p text:style-name="P18"><text:span text:style-name="Source_20_Text"><text:span text:style-name="T10"><text:s text:c="4"/></text:span></text:span><text:span text:style-name="Source_20_Text"><text:span text:style-name="T9">&lt;/span&gt;</text:span></text:span></text:p>
      <text:p text:style-name="P18"><text:span text:style-name="Source_20_Text"><text:span text:style-name="T9">&lt;/table&gt;</text:span></text:span></text:p>
      <text:p text:style-name="P8"/>
      <text:p text:style-name="P9">Copy the table in one db to another in mysql</text:p>
      <text:p text:style-name="P9"/>
      <text:p text:style-name="P14"><text:span text:style-name="Source_20_Text"><text:span text:style-name="T1">INSERT</text:span></text:span><text:span text:style-name="Source_20_Text"><text:span text:style-name="T2"> </text:span></text:span><text:span text:style-name="Source_20_Text"><text:span text:style-name="T1">INTO</text:span></text:span><text:span text:style-name="Source_20_Text"><text:span text:style-name="T2"> newDatabase.table1 (Column1, Column2) </text:span></text:span></text:p>
      <text:p text:style-name="P16"><text:span text:style-name="Source_20_Text"><text:span text:style-name="T1">SELECT</text:span></text:span><text:span text:style-name="Source_20_Text"><text:span text:style-name="T2"> column1, column2 </text:span></text:span><text:span text:style-name="Source_20_Text"><text:span text:style-name="T1">FROM</text:span></text:span><text:span text:style-name="Source_20_Text"><text:span text:style-name="T2"> oldDatabase.table1;</text:span></text:span></text:p>
      <text:p text:style-name="P9"/>
      <text:p text:style-name="P9"><text:a xlink:type="simple" xlink:href="http://stackoverflow.com/questions/22912167/mysql-insert-into-from-one-database-in-another">http://stackoverflow.com/questions/22912167/mysql-insert-into-from-one-database-in-another</text:a></text:p>
      <text:p text:style-name="P9"/>
      <text:p text:style-name="P10">jdbc aliasing using result set</text:p>
      <text:h text:style-name="P19" text:outline-level="1"><text:a xlink:type="simple" xlink:href="http://stackoverflow.com/questions/27205855/jdbc-sql-aliasing-not-working">http://stackoverflow.com/questions/27205855/jdbc-sql-aliasing-not-working</text:a></text:h>
      <text:p text:style-name="P15"><text:span text:style-name="Source_20_Text"><text:span text:style-name="T7">PreparedStatement</text:span></text:span><text:span text:style-name="Source_20_Text"><text:span text:style-name="T4"> ps = conn.prepareStatement(</text:span></text:span></text:p>
      <text:p text:style-name="P16"><text:span text:style-name="Source_20_Text"><text:span text:style-name="T5"><text:s text:c="4"/></text:span></text:span><text:span text:style-name="Source_20_Text"><text:span text:style-name="T8">"SELECT platform AS Platypus FROM cases"</text:span></text:span><text:span text:style-name="Source_20_Text"><text:span text:style-name="T2">);</text:span></text:span></text:p>
      <text:p text:style-name="P16"><text:span text:style-name="Source_20_Text"><text:span text:style-name="T6">ResultSet</text:span></text:span><text:span text:style-name="Source_20_Text"><text:span text:style-name="T2"> rs = ps.executeQuery();</text:span></text:span></text:p>
      <text:p text:style-name="P16"><text:span text:style-name="Source_20_Text"><text:span text:style-name="T6">ResultSetMetaData</text:span></text:span><text:span text:style-name="Source_20_Text"><text:span text:style-name="T2"> rsmd = rs.getMetaData();</text:span></text:span></text:p>
      <text:p text:style-name="P16"><text:span text:style-name="Source_20_Text"><text:span text:style-name="T6">System</text:span></text:span><text:span text:style-name="Source_20_Text"><text:span text:style-name="T2">.out.println(</text:span></text:span><text:span text:style-name="Source_20_Text"><text:span text:style-name="T6">String</text:span></text:span><text:span text:style-name="Source_20_Text"><text:span text:style-name="T2">.format(</text:span></text:span></text:p>
      <text:p text:style-name="P16"><text:span text:style-name="Source_20_Text"><text:span text:style-name="T5"><text:s text:c="4"/></text:span></text:span><text:span text:style-name="Source_20_Text"><text:span text:style-name="T8">".getColumnName returns \"%s\""</text:span></text:span><text:span text:style-name="Source_20_Text"><text:span text:style-name="T2">, </text:span></text:span></text:p>
      <text:p text:style-name="P16"><text:span text:style-name="Source_20_Text"><text:span text:style-name="T5"><text:s text:c="4"/></text:span></text:span><text:span text:style-name="Source_20_Text"><text:span text:style-name="T2">rsmd.getColumnName(</text:span></text:span><text:span text:style-name="Source_20_Text"><text:span text:style-name="T8">1</text:span></text:span><text:span text:style-name="Source_20_Text"><text:span text:style-name="T2">)));</text:span></text:span></text:p>
      <text:p text:style-name="P16"><text:span text:style-name="Source_20_Text"><text:span text:style-name="T6">System</text:span></text:span><text:span text:style-name="Source_20_Text"><text:span text:style-name="T2">.out.println(</text:span></text:span><text:span text:style-name="Source_20_Text"><text:span text:style-name="T6">String</text:span></text:span><text:span text:style-name="Source_20_Text"><text:span text:style-name="T2">.format(</text:span></text:span></text:p>
      <text:p text:style-name="P16"><text:span text:style-name="Source_20_Text"><text:span text:style-name="T5"><text:s text:c="4"/></text:span></text:span><text:span text:style-name="Source_20_Text"><text:span text:style-name="T8">".getColumnLabel returns \"%s\""</text:span></text:span><text:span text:style-name="Source_20_Text"><text:span text:style-name="T2">, </text:span></text:span></text:p>
      <text:p text:style-name="P16"><text:span text:style-name="Source_20_Text"><text:span text:style-name="T5"><text:s text:c="4"/></text:span></text:span><text:span text:style-name="Source_20_Text"><text:span text:style-name="T2">rsmd.getColumnLabel(</text:span></text:span><text:span text:style-name="Source_20_Text"><text:span text:style-name="T8">1</text:span></text:span><text:span text:style-name="Source_20_Text"><text:span text:style-name="T2">)));</text:span></text:span></text:p>
      <text:p text:style-name="P16"/>
      <text:p text:style-name="P17"><text:span text:style-name="Source_20_Text"><text:span text:style-name="T3">Join two select queries in mysql</text:span></text:span></text:p>
      <text:p text:style-name="P17"/>
      <text:p text:style-name="P17"><text:a xlink:type="simple" xlink:href="http://stackoverflow.com/questions/6035901/joining-two-select-statements"><text:span text:style-name="Source_20_Text"><text:span text:style-name="T3">http://stackoverflow.com/questions/6035901/joining-two-select-statements</text:span></text:span></text:a></text:p>
      <text:p text:style-name="P17"/>
      <text:p text:style-name="P17"><text:span text:style-name="Source_20_Text"><text:span text:style-name="T1">SELECT</text:span></text:span><text:span text:style-name="Source_20_Text"><text:span text:style-name="T2"> * </text:span></text:span></text:p>
      <text:p text:style-name="P16"><text:span text:style-name="Source_20_Text"><text:span text:style-name="T1">FROM</text:span></text:span><text:span text:style-name="Source_20_Text"><text:span text:style-name="T2"> ( </text:span></text:span><text:span text:style-name="Source_20_Text"><text:span text:style-name="T1">select</text:span></text:span><text:span text:style-name="Source_20_Text"><text:span text:style-name="T2"> * </text:span></text:span><text:span text:style-name="Source_20_Text"><text:span text:style-name="T1">from</text:span></text:span><text:span text:style-name="Source_20_Text"><text:span text:style-name="T2"> orders_products </text:span></text:span><text:span text:style-name="Source_20_Text"><text:span text:style-name="T1">inner</text:span></text:span><text:span text:style-name="Source_20_Text"><text:span text:style-name="T2"> </text:span></text:span><text:span text:style-name="Source_20_Text"><text:span text:style-name="T1">JOIN</text:span></text:span><text:span text:style-name="Source_20_Text"><text:span text:style-name="T2"> orders </text:span></text:span><text:span text:style-name="Source_20_Text"><text:span text:style-name="T1">ON</text:span></text:span><text:span text:style-name="Source_20_Text"><text:span text:style-name="T2"> orders_products.orders_id = orders.orders_id <text:s/></text:span></text:span><text:span text:style-name="Source_20_Text"><text:span text:style-name="T1">where</text:span></text:span><text:span text:style-name="Source_20_Text"><text:span text:style-name="T2"> products_id = </text:span></text:span><text:span text:style-name="Source_20_Text"><text:span text:style-name="T8">181</text:span></text:span><text:span text:style-name="Source_20_Text"><text:span text:style-name="T2">) </text:span></text:span></text:p>
      <text:p text:style-name="P16"><text:span text:style-name="Source_20_Text"><text:span text:style-name="T1">as</text:span></text:span><text:span text:style-name="Source_20_Text"><text:span text:style-name="T2"> A</text:span></text:span></text:p>
      <text:p text:style-name="P18"/>
      <text:p text:style-name="P16"><text:span text:style-name="Source_20_Text"><text:span text:style-name="T1">join</text:span></text:span><text:span text:style-name="Source_20_Text"><text:span text:style-name="T2"> </text:span></text:span></text:p>
      <text:p text:style-name="P18"/>
      <text:p text:style-name="P16"><text:span text:style-name="Source_20_Text"><text:span text:style-name="T2">( </text:span></text:span><text:span text:style-name="Source_20_Text"><text:span text:style-name="T1">select</text:span></text:span><text:span text:style-name="Source_20_Text"><text:span text:style-name="T2"> * </text:span></text:span><text:span text:style-name="Source_20_Text"><text:span text:style-name="T1">from</text:span></text:span><text:span text:style-name="Source_20_Text"><text:span text:style-name="T2"> orders_products </text:span></text:span><text:span text:style-name="Source_20_Text"><text:span text:style-name="T1">INNER</text:span></text:span><text:span text:style-name="Source_20_Text"><text:span text:style-name="T2"> </text:span></text:span><text:span text:style-name="Source_20_Text"><text:span text:style-name="T1">JOIN</text:span></text:span><text:span text:style-name="Source_20_Text"><text:span text:style-name="T2"> orders </text:span></text:span><text:span text:style-name="Source_20_Text"><text:span text:style-name="T1">ON</text:span></text:span><text:span text:style-name="Source_20_Text"><text:span text:style-name="T2"> orders_products.orders_id = orders.orders_id <text:s/></text:span></text:span><text:span text:style-name="Source_20_Text"><text:span text:style-name="T1">where</text:span></text:span><text:span text:style-name="Source_20_Text"><text:span text:style-name="T2"> products_id = </text:span></text:span><text:span text:style-name="Source_20_Text"><text:span text:style-name="T8">180</text:span></text:span><text:span text:style-name="Source_20_Text"><text:span text:style-name="T2">) </text:span></text:span></text:p>
      <text:p text:style-name="P16"><text:soft-page-break/><text:span text:style-name="Source_20_Text"><text:span text:style-name="T1">as</text:span></text:span><text:span text:style-name="Source_20_Text"><text:span text:style-name="T2"> B</text:span></text:span></text:p>
      <text:p text:style-name="P18"/>
      <text:p text:style-name="P16"><text:span text:style-name="Source_20_Text"><text:span text:style-name="T1">on</text:span></text:span><text:span text:style-name="Source_20_Text"><text:span text:style-name="T2"> A.orders_id=B.orders_id</text:span></text:span></text:p>
      <text:p text:style-name="P17"><text:span text:style-name="Source_20_Text"><text:span text:style-name="T3"/></text:span></text:p>
      <text:p text:style-name="P20"/>
      <text:p text:style-name="P21">Compare two sql queries</text:p>
      <text:p text:style-name="P21"><text:a xlink:type="simple" xlink:href="http://stackoverflow.com/questions/1569990/mysql-is-it-possible-to-get-the-difference-of-two-query-results">http://stackoverflow.com/questions/1569990/mysql-is-it-possible-to-get-the-difference-of-two-query-results</text:a></text:p>
      <text:p text:style-name="P22">JMS configuration with ActiveMQ in spring</text:p>
      <text:p text:style-name="P22"><text:a xlink:type="simple" xlink:href="https://javainsider.wordpress.com/tag/jms-with-activemq-sample-example/">https://javainsider.wordpress.com/tag/jms-with-activemq-sample-example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0:30:41.548224319</meta:creation-date>
    <dc:date>2016-11-29T11:37:10.233215535</dc:date>
    <meta:editing-duration>PT6M50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3" meta:paragraph-count="88" meta:word-count="274" meta:character-count="3576" meta:non-whitespace-character-count="3193"/>
  </office:meta>
</office:document-meta>
</file>